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rsid="000f462d" officeooo:paragraph-rsid="000f462d"/>
    </style:style>
    <style:style style:name="P2" style:family="paragraph" style:parent-style-name="Standard">
      <style:paragraph-properties fo:line-height="150%"/>
      <style:text-properties officeooo:rsid="0010233c" officeooo:paragraph-rsid="0010233c"/>
    </style:style>
    <style:style style:name="P3" style:family="paragraph" style:parent-style-name="Standard">
      <style:paragraph-properties fo:line-height="150%"/>
      <style:text-properties officeooo:rsid="0014aa55" officeooo:paragraph-rsid="0014aa55"/>
    </style:style>
    <style:style style:name="T1" style:family="text">
      <style:text-properties officeooo:rsid="000ffad8"/>
    </style:style>
    <style:style style:name="T2" style:family="text">
      <style:text-properties officeooo:rsid="0010a0e9"/>
    </style:style>
    <style:style style:name="T3" style:family="text">
      <style:text-properties officeooo:rsid="0010a723"/>
    </style:style>
    <style:style style:name="T4" style:family="text">
      <style:text-properties fo:font-weight="bold" style:font-weight-asian="bold" style:font-weight-complex="bold"/>
    </style:style>
    <style:style style:name="T5" style:family="text">
      <style:text-properties officeooo:rsid="0014aa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eelan Neo<text:tab/><text:tab/><text:tab/><text:tab/><text:tab/><text:tab/><text:tab/><text:span text:style-name="T5">27.09.2017</text:span></text:h>
      <text:p text:style-name="P3">Mitwirkende: Marek Graca, Muhammad , <text:s/>André Héraucourt</text:p>
      <text:p text:style-name="P3"/>
      <text:p text:style-name="P1">Bei dem Spiel handelt es sich um ein Geschicklichkeitsspiel, bei dem der Spieler einen Ball auf einem Teller balancieren muss, welcher an einem Fahrzeug befestigt ist. Dabei muss der Spieler besonders auf die Geschwindigkeit des Fahrzeugs, Ball Position, Telerwinkel, Terrain und mögliche <text:s/>Hindernisse achten. </text:p>
      <text:p text:style-name="P1">Ziel des Spiels ist es, den Ball in einen Zielbereich, der irgendwo auf der Karte ist, zu bringen und das in schnellst möglicher Zeit. Insgesamt gibt es drei Karten mit verschiedenen Herausforderungen. Dabei hat der Spieler eine begrenzte Anzahl an Versuchen (Leben), bevor er die Runde von vorne beginnen muss.</text:p>
      <text:p text:style-name="P1"/>
      <text:p text:style-name="P1">Im <text:span text:style-name="T4">ersten Level</text:span> kann der Spieler Münzen sammeln die er für das zweite Level benötigt. Einige Münzen sind dabei schwer zu erreichen und erfordern einiges an Geduld und Geschicklichkeit. Die Münzen dienen nicht nur als Wä<text:span text:style-name="T1">h</text:span>rung im zweiten Level, sondern füllen auch die Leben wieder auf.</text:p>
      <text:p text:style-name="P1">Im <text:span text:style-name="T4">zweiten Level</text:span> kann der Spieler zwischen drei Wegen wählen. Der erste Weg besitzt dabei Gegner in Form eines Pacmans, die das Fahrzeug wegschleudern sobald sie es berühren. Hier kann der Spieler, mit dem zuvor gesammelten Münzen, einen Seitenweg öffnen, der den Weg vereinfacht.</text:p>
      <text:p text:style-name="P1">Der zweite Weg besitzt Windturbinen die den Ball vom Teller wehen. Mit etwas Geschick, kann der Spieler hier ohne jegliche Hilfsmittel durchkommen.</text:p>
      <text:p text:style-name="P1">Der dritte Weg ist ein besonders schwer zu befahrenes Terrain. Hier kann der Spieler eine Art "Teleporter" nutzen, der den Ball an eine bestimmte Position bringt. Nachdem der Spieler das schwere Terrain bezwungen hat, kann er den Ball wieder aufnehmen und weiterfahren. Alle diese Hilfsmittel müssen mit den Münzen bezahlt werden, wobei sich die Kosten von Hinderniss zu Hinderniss erhöhen.</text:p>
      <text:p text:style-name="P1">Das <text:span text:style-name="T4">dritte Level</text:span> beinhaltet eine schwer zu befahrene Strecke die ohne jegliche Hilfsmittel bez<text:span text:style-name="T2">w</text:span>ungen werden muss. </text:p>
      <text:p text:style-name="P1"/>
      <text:p text:style-name="P2">Die Besonderheit des Spiels ist auf der einen Seite die unübliche Spielidee, bei der gleichzeitig auf die Kontrolle des Autos und das Ausbalancieren des Tellers geachtet werden muss. Darüber hinaus wurde mit der Wiimote als Steuerungsmöglichkeit ein intuitiver Kontrollmöglichkeit hinzugefügt bei dem sich der Spieler vorstellen kann er halte einen Teller in den Händen, dessen Neigung jenem Teller auf dem Auto entspricht. <text:span text:style-name="T3">Viele Computer Spieler sind allerdings an die Steuerung über Tastatur und Maus gewöhnt, weshalb auch hierzu die Möglichkeit beste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19S</meta:editing-duration>
    <meta:editing-cycles>10</meta:editing-cycles>
    <meta:generator>LibreOffice/5.1.6.2$Linux_X86_64 LibreOffice_project/10m0$Build-2</meta:generator>
    <dc:date>2017-09-28T11:04:14.475067917</dc:date>
    <dc:creator>André Héraucourt</dc:creator>
    <meta:document-statistic meta:table-count="0" meta:image-count="0" meta:object-count="0" meta:page-count="1" meta:paragraph-count="10" meta:word-count="373" meta:character-count="2473" meta:non-whitespace-character-count="2100"/>
    <meta:user-defined meta:name="Info 1"/>
    <meta:user-defined meta:name="Info 2"/>
    <meta:user-defined meta:name="Info 3"/>
    <meta:user-defined meta:name="Info 4"/>
  </office:meta>
</office:document-meta>
</file>